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58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0.889cm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objectwithoutfill">
      <style:graphic-properties draw:marker-start="Circle" draw:marker-end="Circle" svg:stroke-linecap="square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08cm"/>
    </style:style>
    <style:style style:name="gr9" style:family="graphic" style:parent-style-name="objectwithoutfill">
      <style:graphic-properties svg:stroke-width="0.076cm" draw:marker-start="" draw:marker-start-width="0.419cm" draw:marker-end="" draw:marker-end-width="0.419cm" draw:fill="none" draw:textarea-vertical-align="middle" fo:padding-top="0.163cm" fo:padding-bottom="0.163cm" fo:padding-left="0.288cm" fo:padding-right="0.288cm" draw:shadow-offset-x="0.203cm" draw:shadow-offset-y="0.203cm"/>
    </style:style>
    <style:style style:name="gr10" style:family="graphic" style:parent-style-name="standard">
      <style:graphic-properties draw:stroke="none" svg:stroke-color="#000000" draw:fill="none" draw:fill-color="#ffffff" fo:min-height="0.511cm"/>
    </style:style>
    <style:style style:name="P1" style:family="paragraph">
      <style:paragraph-properties fo:text-align="center"/>
    </style:style>
    <style:style style:name="P2" style:family="paragraph">
      <style:text-properties style:font-name="FreeMono1" fo:font-size="10pt" style:font-size-asian="10pt" style:font-size-complex="10pt"/>
    </style:style>
    <style:style style:name="P3" style:family="paragraph">
      <style:text-properties style:font-name="PT Sans" fo:font-size="11pt" fo:font-weight="bold" style:font-size-asian="11pt" style:font-weight-asian="bold" style:font-size-complex="11pt" style:font-weight-complex="bold"/>
    </style:style>
    <style:style style:name="P4" style:family="paragraph">
      <style:text-properties style:font-name="PT Sans" fo:font-size="10pt" fo:font-weight="bold" style:font-size-asian="10pt" style:font-weight-asian="bold" style:font-size-complex="10pt" style:font-weight-complex="bold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style:font-name="FreeMono1" fo:font-size="10pt" style:font-size-asian="10pt" style:font-size-complex="10pt"/>
    </style:style>
    <style:style style:name="T2" style:family="text">
      <style:text-properties style:font-name="PT Sans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PT Sans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position="sub 58%" fo:font-size="10pt" fo:font-style="italic" style:font-size-asian="10pt" style:font-style-asian="italic" style:font-size-complex="10pt" style:font-style-complex="italic"/>
    </style:style>
    <style:style style:name="T7" style:family="text">
      <style:text-properties style:text-position="sub 58%" fo:font-size="10pt" fo:font-style="italic" style:font-size-asian="10pt" style:font-style-asian="italic" style:font-weight-asian="normal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048cm" svg:y1="14.462cm" svg:x2="19.415cm" svg:y2="14.335cm">
          <text:p/>
        </draw:line>
        <draw:line draw:style-name="gr1" draw:text-style-name="P1" draw:layer="layout" svg:x1="4.048cm" svg:y1="14.462cm" svg:x2="4.048cm" svg:y2="4.556cm">
          <text:p/>
        </draw:line>
        <draw:line draw:style-name="gr2" draw:text-style-name="P1" draw:layer="layout" svg:x1="7.858cm" svg:y1="14.208cm" svg:x2="7.858cm" svg:y2="14.716cm">
          <text:p/>
        </draw:line>
        <draw:line draw:style-name="gr2" draw:text-style-name="P1" draw:layer="layout" svg:x1="12.261cm" svg:y1="14.128cm" svg:x2="12.261cm" svg:y2="14.636cm">
          <text:p/>
        </draw:line>
        <draw:line draw:style-name="gr2" draw:text-style-name="P1" draw:layer="layout" svg:x1="16.875cm" svg:y1="14.081cm" svg:x2="16.875cm" svg:y2="14.589cm">
          <text:p/>
        </draw:line>
        <draw:frame draw:style-name="gr3" draw:text-style-name="P2" draw:layer="layout" svg:width="1.651cm" svg:height="0.602cm" svg:x="7.096cm" svg:y="14.716cm">
          <draw:text-box>
            <text:p><text:span text:style-name="T1">10000</text:span></text:p>
          </draw:text-box>
        </draw:frame>
        <draw:frame draw:style-name="gr3" draw:text-style-name="P2" draw:layer="layout" svg:width="1.651cm" svg:height="0.602cm" svg:x="11.541cm" svg:y="14.589cm">
          <draw:text-box>
            <text:p><text:span text:style-name="T1">20000</text:span></text:p>
          </draw:text-box>
        </draw:frame>
        <draw:frame draw:style-name="gr3" draw:text-style-name="P2" draw:layer="layout" svg:width="1.651cm" svg:height="0.602cm" svg:x="16.24cm" svg:y="14.462cm">
          <draw:text-box>
            <text:p><text:span text:style-name="T1">30000</text:span></text:p>
          </draw:text-box>
        </draw:frame>
        <draw:frame draw:style-name="gr4" draw:text-style-name="P3" draw:layer="layout" svg:width="2.667cm" svg:height="0.755cm" svg:x="9.636cm" svg:y="15.261cm">
          <draw:text-box>
            <text:p><text:span text:style-name="T2">Time (ms)</text:span></text:p>
          </draw:text-box>
        </draw:frame>
        <draw:frame draw:style-name="gr5" draw:text-style-name="P4" draw:layer="layout" svg:width="2.794cm" svg:height="1.165cm" svg:x="1cm" svg:y="4.81cm">
          <draw:text-box>
            <text:p text:style-name="P1"><text:span text:style-name="T3">Node connectivity</text:span></text:p>
          </draw:text-box>
        </draw:frame>
        <draw:frame draw:style-name="gr6" draw:text-style-name="P5" draw:layer="layout" svg:width="1.778cm" svg:height="0.762cm" svg:x="1.889cm" svg:y="9.89cm">
          <draw:text-box>
            <text:p><text:span text:style-name="T4">R</text:span><text:span text:style-name="T5"> - </text:span><text:span text:style-name="T4">N</text:span><text:span text:style-name="T6">2</text:span></text:p>
          </draw:text-box>
        </draw:frame>
        <draw:connector draw:style-name="gr7" draw:text-style-name="P1" draw:layer="layout" draw:type="line" svg:x1="5.435cm" svg:y1="12.202cm" svg:x2="17.066cm" svg:y2="12.223cm" svg:d="m5435 12202 11631 21" svg:viewBox="0 0 11632 22">
          <text:p/>
        </draw:connector>
        <draw:frame draw:style-name="gr8" draw:text-style-name="P2" draw:layer="layout" svg:width="2.032cm" svg:height="0.758cm" svg:x="3.54cm" svg:y="14.593cm">
          <draw:text-box>
            <text:p><text:span text:style-name="T1">0</text:span></text:p>
          </draw:text-box>
        </draw:frame>
        <draw:line draw:style-name="gr9" draw:text-style-name="P1" draw:layer="layout" svg:x1="4.429cm" svg:y1="9.891cm" svg:x2="4.429cm" svg:y2="10.526cm">
          <text:p/>
        </draw:line>
        <draw:frame draw:style-name="gr10" draw:text-style-name="P5" draw:layer="layout" svg:width="0.889cm" svg:height="0.761cm" svg:x="4.429cm" svg:y="10.653cm">
          <draw:text-box>
            <text:p><text:span text:style-name="T4">i</text:span><text:span text:style-name="T6">1</text:span><text:span text:style-name="T5"> </text:span></text:p>
          </draw:text-box>
        </draw:frame>
        <draw:frame draw:style-name="gr4" draw:text-style-name="P5" draw:layer="layout" svg:width="1.778cm" svg:height="0.761cm" svg:x="1.889cm" svg:y="11.796cm">
          <draw:text-box>
            <text:p><text:span text:style-name="T4">N</text:span><text:span text:style-name="T7">1 </text:span><text:span text:style-name="T5"><text:s/>- </text:span><text:span text:style-name="T4">R</text:span></text:p>
          </draw:text-box>
        </draw:frame>
        <draw:line draw:style-name="gr2" draw:text-style-name="P1" draw:layer="layout" svg:x1="3.794cm" svg:y1="10.271cm" svg:x2="4.254cm" svg:y2="10.271cm">
          <text:p/>
        </draw:line>
        <draw:line draw:style-name="gr2" draw:text-style-name="P1" draw:layer="layout" svg:x1="3.794cm" svg:y1="12.176cm" svg:x2="4.302cm" svg:y2="12.176cm">
          <text:p/>
        </draw:line>
        <draw:connector draw:style-name="gr7" draw:text-style-name="P1" draw:layer="layout" draw:type="line" svg:x1="3.968cm" svg:y1="10.271cm" svg:x2="17.002cm" svg:y2="10.292cm" svg:d="m3968 10271 13034 21" svg:viewBox="0 0 13035 22">
          <text:p/>
        </draw:connector>
        <draw:line draw:style-name="gr2" draw:text-style-name="P1" draw:layer="layout" svg:x1="5.445cm" svg:y1="14.241cm" svg:x2="5.445cm" svg:y2="14.749cm">
          <text:p/>
        </draw:line>
        <draw:frame draw:style-name="gr3" draw:text-style-name="P2" draw:layer="layout" svg:width="1.651cm" svg:height="0.602cm" svg:x="4.683cm" svg:y="14.749cm">
          <draw:text-box>
            <text:p><text:span text:style-name="T1">4000</text:span></text:p>
          </draw:text-box>
        </draw:frame>
        <draw:line draw:style-name="gr9" draw:text-style-name="P1" draw:layer="layout" svg:x1="6.969cm" svg:y1="9.891cm" svg:x2="6.969cm" svg:y2="10.526cm">
          <text:p/>
        </draw:line>
        <draw:frame draw:style-name="gr10" draw:text-style-name="P5" draw:layer="layout" svg:width="0.889cm" svg:height="0.761cm" svg:x="6.969cm" svg:y="10.653cm">
          <draw:text-box>
            <text:p><text:span text:style-name="T4">i</text:span><text:span text:style-name="T6">2</text:span><text:span text:style-name="T5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6T15:57:42.293888899</meta:creation-date>
    <dc:date>2014-02-06T17:30:37.888373520</dc:date>
    <meta:editing-duration>PT20M59S</meta:editing-duration>
    <meta:editing-cycles>7</meta:editing-cycles>
    <meta:generator>LibreOffice/4.1.4.2$Linux_X86_64 LibreOffice_project/410$Build-2</meta:generator>
    <meta:document-statistic meta:object-count="23"/>
  </office:meta>
</office:document-meta>
</file>